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74.05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247.0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32.6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26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transparent" style:vertical-align="middl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6" table:default-cell-style-name="ce5"/>
        <table:table-column table:style-name="co5" table:number-columns-repeated="1016" table:default-cell-style-name="ce5"/>
        <table:table-row table:style-name="ro1">
          <table:table-cell table:style-name="ce1" office:value-type="string" calcext:value-type="string" table:number-columns-spanned="2" table:number-rows-spanned="1">
            <text:p>Masters in Information Technolog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ostgraduate Diploma in CompSci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sters in Digital Secur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sters in Computer Science</text:p>
          </table:table-cell>
          <table:covered-table-cell table:style-name="ce1"/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COURSE NAM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COURSE NAME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02 Security for Smart-devic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02 Security for Smart-devic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02 Security for Smart-devices</text:p>
          </table:table-cell>
          <table:table-cell table:style-name="ce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32 Software Tools and Techniqu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32 Software Tools and Techniqu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32 Software Tools and Technique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32 Software Tools and Techniques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7 Cryptographic Management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7 Cryptographic Management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7 Cryptographic Management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7 Cryptographic Management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INFOSYS 700 Digital Innovation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INFOSYS 700 Digital Innovation</text:p>
          </table:table-cell>
          <table:table-cell table:style-name="ce4"/>
          <table:table-cell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5 System Security</text:p>
          </table:table-cell>
          <table:table-cell table:number-columns-repeated="1016"/>
        </table:table-row>
        <table:table-row table:style-name="ro3"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6 Netwk Defence &amp; Countermeasure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5 System Security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5 System Security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5 System Security</text:p>
          </table:table-cell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COMPSCI 778 INTERNSHIP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6 Netwk Defence &amp; Countermeasure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6 Netwk Defence &amp; Countermeasure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COMPSCI 726 Netwk Defence &amp; Countermeasure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INFOSYS 725 New Perspect Organs &amp; Info Sys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INFOSYS 725 New Perspect Organs &amp; Info Sys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INFOSYS 727 Advanced Information Security</text:p>
          </table:table-cell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COMPSCI 796 MSc Thesis in Computer Science</text:p>
          </table:table-cell>
          <table:table-cell table:number-columns-repeated="101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HLTHINFO 730 Healthcare Decision Supprt Sys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COMPSCI <text:s/>701 ST: Creating Maintainable Soft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COMPSCI 791 Research Project</text:p>
          </table:table-cell>
          <table:table-cell table:number-columns-repeated="1018"/>
        </table:table-row>
        <table:table-row table:style-name="ro3">
          <table:table-cell table:style-name="ce4"/>
          <table:table-cell table:number-columns-repeated="1023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COMPSCI 778 INTERNSHIP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6" table:formula="of:=SUM([.A3:.A15])" office:value-type="float" office:value="180" calcext:value-type="float">
            <text:p>180</text:p>
          </table:table-cell>
          <table:table-cell table:style-name="ce6" office:value-type="string" calcext:value-type="string">
            <text:p>TOTAL</text:p>
          </table:table-cell>
          <table:table-cell table:style-name="ce6" table:formula="of:=SUM([.C3:.C14])" office:value-type="float" office:value="120" calcext:value-type="float">
            <text:p>120</text:p>
          </table:table-cell>
          <table:table-cell table:style-name="ce6" office:value-type="string" calcext:value-type="string">
            <text:p>TOTAL</text:p>
          </table:table-cell>
          <table:table-cell table:style-name="ce6" table:formula="of:=SUM([.E3:.E14])" office:value-type="float" office:value="120" calcext:value-type="float">
            <text:p>120</text:p>
          </table:table-cell>
          <table:table-cell table:style-name="ce6" office:value-type="string" calcext:value-type="string">
            <text:p>TOTAL</text:p>
          </table:table-cell>
          <table:table-cell table:style-name="ce6" table:formula="of:=SUM([.G3:.G15])" office:value-type="float" office:value="240" calcext:value-type="float">
            <text:p>240</text:p>
          </table:table-cell>
          <table:table-cell table:style-name="ce6" office:value-type="string" calcext:value-type="string">
            <text:p>TOTAL</text:p>
          </table:table-cell>
          <table:table-cell table:style-name="ce6"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9:02:44.435069469</meta:creation-date>
    <dc:date>2021-02-10T21:11:54.651476210</dc:date>
    <meta:editing-duration>PT1H17M23S</meta:editing-duration>
    <meta:editing-cycles>14</meta:editing-cycles>
    <meta:generator>LibreOffice/6.1.4.2$Linux_X86_64 LibreOffice_project/9d0f32d1f0b509096fd65e0d4bec26ddd1938fd3</meta:generator>
    <meta:document-statistic meta:table-count="1" meta:cell-count="81" meta:object-count="0"/>
  </office:meta>
</office:document-meta>
</file>